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32pt" style:font-size-asian="32pt" style:font-size-complex="32pt"/>
    </style:style>
    <style:style style:name="T4" style:family="text">
      <style:text-properties style:font-name="Segoe UI Semibold" fo:font-size="24pt" style:font-size-asian="24pt" style:font-size-complex="24pt"/>
    </style:style>
    <style:style style:name="T5" style:family="text">
      <style:text-properties style:font-name="Segoe UI Semibold" fo:font-size="35pt" style:font-size-asian="35pt" style:font-size-complex="35pt"/>
    </style:style>
    <style:style style:name="T6" style:family="text">
      <style:text-properties style:font-name="Segoe UI Semibold" fo:font-size="36pt" style:font-size-asian="36pt" style:font-size-complex="36pt"/>
    </style:style>
    <style:style style:name="T7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Segoe UI Semibold" fo:font-size="34pt" style:font-size-asian="34pt" style:font-size-complex="34pt"/>
    </style:style>
    <style:style style:name="T10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Segoe UI Semibold" fo:font-size="20pt" fo:font-weight="bold" style:font-name-asian="Segoe UI1" style:font-size-asian="20pt" style:font-weight-asian="bold" style:font-name-complex="Segoe UI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600</text:span></text:p>
            <text:p text:style-name="P1"><text:span text:style-name="T2">“</text:span><text:span text:style-name="T2">Mark How the Lamb of God's Self-off'ri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4.384cm" svg:height="6.964cm" svg:x="1.778cm" svg:y="1.016cm">
          <draw:text-box>
            <text:p text:style-name="P4"><text:span text:style-name="T4">1. </text:span><text:span text:style-name="T5">Mark how the Lamb of God's self-off'ring</text:span></text:p>
            <text:p text:style-name="P4"><text:span text:style-name="T6">Our human sinfulness takes on</text:span></text:p>
            <text:p text:style-name="P4"><text:span text:style-name="T6">In the birth-waters of the Jordan</text:span></text:p>
            <text:p text:style-name="P4"><text:span text:style-name="T6">As Jesus is baptized by Joh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5" draw:layer="layout" svg:width="24.384cm" svg:height="6.964cm" svg:x="1.778cm" svg:y="1.016cm">
          <draw:text-box>
            <text:p text:style-name="P4"><text:span text:style-name="T5">Hear how the voice from heaven thunders,</text:span></text:p>
            <text:p text:style-name="P4"><text:span text:style-name="T6">"Lo, this is My beloved Son."</text:span></text:p>
            <text:p text:style-name="P4"><text:span text:style-name="T6">See how in dovelike form the Spirit</text:span></text:p>
            <text:p text:style-name="P4"><text:span text:style-name="T6">Descends on God's Anointed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8" draw:layer="layout" svg:width="24.384cm" svg:height="7.011cm" svg:x="1.778cm" svg:y="1.016cm">
          <draw:text-box>
            <text:p text:style-name="P7"><text:span text:style-name="T7">2. </text:span><text:span text:style-name="T8">From this assurance of God's favor</text:span></text:p>
            <text:p text:style-name="P7"><text:span text:style-name="T8">Jesus goes to the wilderness,</text:span></text:p>
            <text:p text:style-name="P7"><text:span text:style-name="T8">There to endure a time of testing</text:span></text:p>
            <text:p text:style-name="P7"><text:span text:style-name="T8">That readied Him to teach and bl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8" draw:layer="layout" svg:width="24.384cm" svg:height="7.011cm" svg:x="1.778cm" svg:y="1.016cm">
          <draw:text-box>
            <text:p text:style-name="P7"><text:span text:style-name="T8">So we, by water and the Spirit</text:span></text:p>
            <text:p text:style-name="P7"><text:span text:style-name="T8">Baptized into Christ's ministry,</text:span></text:p>
            <text:p text:style-name="P7"><text:span text:style-name="T8">Are often led to paths of service</text:span></text:p>
            <text:p text:style-name="P7"><text:span text:style-name="T8">Through mazes of advers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5" draw:layer="layout" svg:width="24.638cm" svg:height="7.112cm" svg:x="1.778cm" svg:y="1.016cm">
          <draw:text-box>
            <text:p text:style-name="P4"><text:span text:style-name="T4">3. </text:span><text:span text:style-name="T9">Grant us, O God, the strength and courage</text:span></text:p>
            <text:p text:style-name="P4"><text:span text:style-name="T6">To live the faith our lips declare;</text:span></text:p>
            <text:p text:style-name="P4"><text:span text:style-name="T6">Bless us in our baptismal calling;</text:span></text:p>
            <text:p text:style-name="P4"><text:span text:style-name="T6">Christ's royal priesthood help us sha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11" draw:layer="layout" svg:width="24.384cm" svg:height="11.711cm" svg:x="1.778cm" svg:y="1.016cm">
          <draw:text-box>
            <text:p text:style-name="P9"><text:span text:style-name="T8">Turn us from ev'ry false allegiance,</text:span></text:p>
            <text:p text:style-name="P9"><text:span text:style-name="T8">That we may trust in Christ alone:</text:span></text:p>
            <text:p text:style-name="P9"><text:span text:style-name="T8">Raise up in us a chosen people</text:span></text:p>
            <text:p text:style-name="P9"><text:span text:style-name="T8">Transformed by love to be Your own.</text:span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1">Text </text:span><text:span text:style-name="T12">© 1990 Hope Publishing Co.</text:span></text:p>
            <text:p text:style-name="P10"><text:span text:style-name="T12">Tune: 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9:37:41.928000000</meta:creation-date>
    <dc:title>Blue template</dc:title>
    <meta:editing-duration>PT7M43S</meta:editing-duration>
    <meta:editing-cycles>4</meta:editing-cycles>
    <meta:generator>LibreOffice/6.0.1.1$Windows_X86_64 LibreOffice_project/60bfb1526849283ce2491346ed2aa51c465abfe6</meta:generator>
    <dc:date>2018-03-19T20:35:47.619000000</dc:date>
    <meta:document-statistic meta:object-count="42"/>
  </office:meta>
</office:document-meta>
</file>